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5cm" drawooo:fontwork-start="19.9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062cm" fo:min-width="7.228cm" fo:padding-top="0.165cm" fo:padding-bottom="0.165cm" fo:padding-left="0.29cm" fo:padding-right="0.29cm" draw:shadow="hidden" drawooo:fontwork-style="rotate" drawooo:fontwork-adjust="right" drawooo:fontwork-distance="0.2cm" drawooo:fontwork-start="4.7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0.534cm" fo:min-width="15.058cm" fo:padding-top="0.165cm" fo:padding-bottom="0.165cm" fo:padding-left="0.29cm" fo:padding-right="0.29cm" draw:shadow="hidden" drawooo:fontwork-style="rotate" drawooo:fontwork-adjust="right" drawooo:fontwork-distance="0.2cm" drawooo:fontwork-start="8.9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The Universe</text:span></text:p>
        </draw:path>
        <draw:path draw:style-name="gr2" draw:text-style-name="P2" draw:layer="layout" svg:width="7.999cm" svg:height="7.249cm" svg:x="10cm" svg:y="11.75cm" svg:viewBox="0 0 8000 7250" svg:d="M8000 3625c0 636-185 1261-536 1813-351 551-856 1008-1464 1326-608 319-1298 486-2000 486s-1392-167-2000-486c-608-318-1113-775-1464-1326-351-552-536-1177-536-1813s185-1261 536-1812c351-552 856-1009 1464-1327 608-319 1298-486 2000-486s1392 167 2000 486c608 318 1113 775 1464 1326 351 552 536 1177 536 1813z">
          <text:p text:style-name="P1"><text:span text:style-name="T1">Cats</text:span></text:p>
        </draw:path>
        <draw:path draw:style-name="gr3" draw:text-style-name="P2" draw:layer="layout" svg:width="17.999cm" svg:height="12.999cm" svg:x="5cm" svg:y="7cm" svg:viewBox="0 0 18000 13000" svg:d="M18000 6500c0 1141-416 2262-1206 3250s-1926 1809-3294 2379c-1368 571-2920 871-4500 871s-3132-300-4500-871c-1368-570-2504-1391-3294-2379s-1206-2109-1206-3250 416-2262 1206-3250 1926-1809 3294-2379c1368-571 2920-871 4500-871s3132 300 4500 871c1368 570 2504 1391 3294 2379s1206 2109 1206 3250z">
          <text:p text:style-name="P1"><text:span text:style-name="T1">Mammals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13:51:41.924000000</meta:creation-date>
    <dc:date>2022-07-18T20:26:27.936563768</dc:date>
    <meta:editing-duration>PT13M25S</meta:editing-duration>
    <meta:editing-cycles>5</meta:editing-cycles>
    <meta:generator>LibreOffice/7.3.4.2$Linux_X86_64 LibreOffice_project/30$Build-2</meta:generator>
    <meta:document-statistic meta:object-count="3"/>
  </office:meta>
</office:document-meta>
</file>